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 style:master-page-name="Converted1">
      <style:paragraph-properties fo:text-align="center" style:justify-single-word="false" style:page-number="auto"/>
    </style:style>
    <style:style style:name="P4" style:family="paragraph" style:parent-style-name="Standard" style:list-style-name="L1">
      <style:paragraph-properties fo:margin-top="0cm" fo:margin-bottom="0cm" fo:text-align="justify" style:justify-single-word="false">
        <style:tab-stops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</style:tab-stops>
      </style:paragraph-properties>
    </style:style>
    <style:style style:name="P5" style:family="paragraph" style:parent-style-name="Standard" style:list-style-name="L1">
      <style:paragraph-properties fo:margin-top="0.212cm" fo:margin-bottom="0.423cm" fo:text-align="justify" style:justify-single-word="false">
        <style:tab-stops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</style:tab-stops>
      </style:paragraph-properties>
    </style:style>
    <style:style style:name="P6" style:family="paragraph" style:parent-style-name="List_20_Paragraph" style:list-style-name="L1">
      <style:paragraph-properties fo:margin-top="0cm" fo:margin-bottom="0cm" fo:text-align="justify" style:justify-single-word="false">
        <style:tab-stops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</style:tab-stops>
      </style:paragraph-properties>
    </style:style>
    <style:style style:name="P7" style:family="paragraph" style:parent-style-name="Header">
      <style:paragraph-properties fo:margin-left="0cm" fo:margin-right="-1cm" fo:text-align="end" style:justify-single-word="false" fo:text-indent="0cm" style:auto-text-indent="false" fo:padding-left="0cm" fo:padding-right="0cm" fo:padding-top="0cm" fo:padding-bottom="0.459cm" fo:border-left="none" fo:border-right="none" fo:border-top="none" fo:border-bottom="0.018cm solid #d9d9d9">
        <style:tab-stops>
          <style:tab-stop style:position="8.001cm" style:type="center"/>
        </style:tab-stops>
      </style:paragraph-properties>
    </style:style>
    <style:style style:name="T1" style:family="text">
      <style:text-properties fo:color="#7f7f7f" fo:letter-spacing="0.106cm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name-complex="Calibri" style:font-size-complex="12pt"/>
    </style:style>
    <style:style style:name="T4" style:family="text">
      <style:text-properties fo:font-size="11pt" style:font-size-asian="11pt" style:font-name-complex="Calibri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KİRA YÖNETİM SİSTEMİ</text:span></text:p>
      <text:list xml:id="list2882823180758223688" text:style-name="L1">
        <text:list-item>
          <text:p text:style-name="P2">Gayrimenkul türlerinin tanımlanması.</text:p>
        </text:list-item>
        <text:list-item>
          <text:p text:style-name="P2">Gayrimenkul alt türlerin tanımlanması.</text:p>
        </text:list-item>
        <text:list-item>
          <text:p text:style-name="P2">Gayrimenkullerin tanımlanması.</text:p>
        </text:list-item>
        <text:list-item>
          <text:p text:style-name="P2">Gayrimenkul dosya türlerinin tanımlanması.</text:p>
        </text:list-item>
        <text:list-item>
          <text:p text:style-name="P2">Gayrimenkula ait dosyaların eklenemebilmesi.</text:p>
        </text:list-item>
        <text:list-item>
          <text:p text:style-name="P2">Kiracı ihtarname ve tahliye tebliğ bildirimlerinin oluşturulması.</text:p>
        </text:list-item>
        <text:list-item>
          <text:p text:style-name="P2">Kira sözleşme formatlarının tanımlanması.</text:p>
        </text:list-item>
        <text:list-item>
          <text:p text:style-name="P2">Ödeme periyotlarının tanımlanması.</text:p>
        </text:list-item>
        <text:list-item>
          <text:p text:style-name="P2">Kira ödeme periyotlarının birime göre belirlenebilmesi.</text:p>
        </text:list-item>
        <text:list-item>
          <text:p text:style-name="P2">Borç izleme ekranlarında ödenen kira tutarların görüntülenebilmesi, borç miktarlarının görüntülenebilmesi.</text:p>
        </text:list-item>
        <text:list-item>
          <text:p text:style-name="P1">Kiralama türlerinin tanımlanabilmesi gerekmektedir. (<text:span text:style-name="T4">Yeni Kiracı, Devir ve Mevcut Kiracı Devam, Tahsis, İşletme Hakkının Devri, İrtifak Hakkı, Yap İşlet Devret, Konut Arsa Karşılığı, Başka Kurumlardan Belediye’ye Devir, 2942 sayılı Kamulaştırma Kanunu vb.)</text:span></text:p>
        </text:list-item>
        <text:list-item>
          <text:p text:style-name="P1">Kira hesaplama türlerinin tanımlanması (Yıllık, aylık,<text:span text:style-name="T3">raç başına, m2 başına vb.)</text:span></text:p>
        </text:list-item>
        <text:list-item>
          <text:p text:style-name="P1"><text:span text:style-name="T3">Günlük kira bedeli olan yerlerde özel veya resmî tatillere denk gelen günlerde çalışmayan İşyerleri için günlük kira formülasyonunun uygulanması gerektiği belirtilmiştir.</text:span></text:p>
          <text:p text:style-name="P1"><text:span text:style-name="T3">Resmî tatillerin hesaplanıp hesaplanmayacağı bilgisinin parametrik olarak kontrol edilmesine karar verilmiştir.</text:span></text:p>
        </text:list-item>
        <text:list-item>
          <text:p text:style-name="P1"><text:span text:style-name="T3">Dosya numaraları atamalarının, ilk hanesinin harf ve bu harfin memurun tanımlayabilmesinin, diğer kalan hanelerinin nümerik olarak yazılımın otomatik tanımlamasının gerekliliği belirtildi.</text:span></text:p>
          <text:p text:style-name="P1"><text:span text:style-name="T3">Belediye de yeni sicil düzenlemesi yapılırken buraya uyumlu bir şekilde gerekli düzenlemelerin yapılmasına karar verilmiştir.</text:span></text:p>
        </text:list-item>
        <text:list-item>
          <text:p text:style-name="P4"><text:span text:style-name="T3">Kişi bazında sicil numaraları tanımlandığı için tek sicil altında dosya numaraları ile kira dosyalarının dallanması gerektiği belirtildi.</text:span></text:p>
        </text:list-item>
        <text:list-item>
          <text:p text:style-name="P4"><text:span text:style-name="T3">Kira dosyalarının ilgili memura iş atama ve nakil edilebilmesinin gerektiği belirtildi.</text:span></text:p>
        </text:list-item>
        <text:list-item>
          <text:p text:style-name="P4"><text:span text:style-name="T3">Kanuni dayanak için (hangi kanuna göre kiraya verildi ise) her bir kira dosyasında bilgi alanı açılması gerektiği belirtildi.</text:span></text:p>
        </text:list-item>
        <text:list-item>
          <text:p text:style-name="P4"><text:span text:style-name="T3">Kira hukuki dayanak türü tanımlanabilmelidir.</text:span></text:p>
        </text:list-item>
        <text:list-item>
          <text:p text:style-name="P4"><text:span text:style-name="T3">Spor tesislerinin kira sürecinde çimlerin değişimi ve abonelikler için muvafakatnamelerin hazırladığı ve bunun otomatik yapılabilmesinin gerekliliği belirtildi. </text:span></text:p>
        </text:list-item>
        <text:list-item>
          <text:p text:style-name="P4"><text:span text:style-name="T3">Yazılımda kira sözleşmeleri ve fotoğraflarının sisteme yüklenebiliyor olması gerektiği belirtildi</text:span></text:p>
          <text:p text:style-name="P5"><text:span text:style-name="T3">Kira sözleşmelerinin ve ilgili fotoğrafların sistemde arşivlenmesine karar verilmiştir.</text:span></text:p>
        </text:list-item>
        <text:list-item>
          <text:p text:style-name="P4"><text:span text:style-name="T3">İcra Dairesine para yatıran kiracıların ödeme bilgisinin ayrıntılı görünmesi gerektiği belirtildi.İcra Birimi ile gerekli entegrasyonların sağlanmasına karar verilmiştir.</text:span></text:p>
        </text:list-item>
        <text:list-item>
          <text:p text:style-name="P4"><text:span text:style-name="T3">İhbar ve ihtarların manuel olmaması, otomatik zamana bağlı olarak verilmesi gerektiği belirtildi. </text:span></text:p>
          <text:p text:style-name="P5"><text:span text:style-name="T3">Parametrik yapı ile belirlenen ihbar ve ihtarların sistem tarafından otomatik oluşturulmasına ve hatırlatma yapmasına karar verilmiştir.</text:span></text:p>
        </text:list-item>
        <text:list-item>
          <text:p text:style-name="P4"><text:span text:style-name="T3">İcra ve tahliye işlemleri için hukuk müşavirliğine otomatik uyarı gitmesi gerektiği belirtildi. İcra- Tahliye işlemleri için İcra Hukuk birimi ile gerekli entegrasyonların yapılmasına karar verilmiştir. </text:span></text:p>
        </text:list-item>
        <text:list-item>
          <text:p text:style-name="P4"><text:span text:style-name="T3">Kiralama birimlerinden ayrıntılı rapor alınamadığı gibi bazı raporların hiç alınamadığı </text:span><text:soft-page-break/><text:span text:style-name="T3">bunun için çözüm üretilmesi gereği belirtildi.</text:span></text:p>
        </text:list-item>
        <text:list-item>
          <text:p text:style-name="P4"><text:span text:style-name="T3">Kira devir işlemlerinin yapılabilmesi.</text:span></text:p>
        </text:list-item>
        <text:list-item>
          <text:p text:style-name="P6"><text:span text:style-name="T3">Ödeme cetvelinin sadece bulunan yıldaki kalemlerin değil, geçmişe dönük olanlarında görüntülenebilmesine karar verilmiştir.</text:span></text:p>
        </text:list-item>
        <text:list-item>
          <text:p text:style-name="P6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Title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-1cm" fo:text-align="end" style:justify-single-word="false" fo:text-indent="0cm" style:auto-text-indent="false" fo:padding-left="0cm" fo:padding-right="0cm" fo:padding-top="0cm" fo:padding-bottom="0.459cm" fo:border-left="none" fo:border-right="none" fo:border-top="none" fo:border-bottom="0.018cm solid #d9d9d9">
        <style:tab-stops>
          <style:tab-stop style:position="8.001cm" style:type="center"/>
        </style:tab-stops>
      </style:paragraph-properties>
    </style:style>
    <style:style style:name="MT1" style:family="text">
      <style:text-properties fo:color="#7f7f7f" fo:letter-spacing="0.106cm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<text:s text:c="3"/>Sayfa</text:span> | 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hat Oz</meta:initial-creator>
    <meta:creation-date>2020-04-10T14:03:05.37</meta:creation-date>
    <dc:date>2020-04-10T14:39:59.96</dc:date>
    <dc:creator>Serhat Oz</dc:creator>
    <meta:editing-duration>PT36M34S</meta:editing-duration>
    <meta:editing-cycles>38</meta:editing-cycles>
    <meta:generator>OpenOffice/4.1.7$Win32 OpenOffice.org_project/417m1$Build-9800</meta:generator>
    <meta:document-statistic meta:table-count="0" meta:image-count="0" meta:object-count="0" meta:page-count="2" meta:paragraph-count="32" meta:word-count="380" meta:character-count="3162"/>
  </office:meta>
</office:document-meta>
</file>